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91b3"/>
    </style:style>
    <style:style style:name="P2" style:family="paragraph" style:parent-style-name="Standard">
      <style:text-properties officeooo:rsid="000e91b3" officeooo:paragraph-rsid="000e91b3"/>
    </style:style>
    <style:style style:name="P3" style:family="paragraph" style:parent-style-name="Standard">
      <style:text-properties officeooo:paragraph-rsid="0010326f"/>
    </style:style>
    <style:style style:name="P4" style:family="paragraph" style:parent-style-name="Standard">
      <style:text-properties officeooo:paragraph-rsid="0011d662"/>
    </style:style>
    <style:style style:name="P5" style:family="paragraph" style:parent-style-name="Standard">
      <style:paragraph-properties style:writing-mode="lr-tb"/>
      <style:text-properties officeooo:paragraph-rsid="0011d662"/>
    </style:style>
    <style:style style:name="P6" style:family="paragraph" style:parent-style-name="Standard">
      <style:text-properties officeooo:paragraph-rsid="0014ba7a"/>
    </style:style>
    <style:style style:name="P7" style:family="paragraph" style:parent-style-name="Standard">
      <style:text-properties officeooo:paragraph-rsid="0015127d"/>
    </style:style>
    <style:style style:name="P8" style:family="paragraph" style:parent-style-name="Standard">
      <style:text-properties officeooo:paragraph-rsid="00161bea"/>
    </style:style>
    <style:style style:name="P9" style:family="paragraph" style:parent-style-name="Standard">
      <style:text-properties officeooo:rsid="00161bea" officeooo:paragraph-rsid="00161bea"/>
    </style:style>
    <style:style style:name="P10" style:family="paragraph" style:parent-style-name="Standard">
      <style:text-properties officeooo:paragraph-rsid="00172f3e"/>
    </style:style>
    <style:style style:name="P11" style:family="paragraph" style:parent-style-name="Standard">
      <style:text-properties officeooo:paragraph-rsid="00189684"/>
    </style:style>
    <style:style style:name="P12" style:family="paragraph" style:parent-style-name="Standard">
      <style:text-properties officeooo:rsid="00189684" officeooo:paragraph-rsid="00189684"/>
    </style:style>
    <style:style style:name="P13" style:family="paragraph" style:parent-style-name="Standard">
      <style:paragraph-properties style:writing-mode="lr-tb"/>
      <style:text-properties officeooo:rsid="00189684" officeooo:paragraph-rsid="00189684"/>
    </style:style>
    <style:style style:name="P14" style:family="paragraph" style:parent-style-name="Standard">
      <style:paragraph-properties style:writing-mode="lr-tb"/>
    </style:style>
    <style:style style:name="P15" style:family="paragraph" style:parent-style-name="Standard">
      <style:paragraph-properties style:writing-mode="lr-tb"/>
      <style:text-properties officeooo:rsid="001b1ec7" officeooo:paragraph-rsid="001b1ec7"/>
    </style:style>
    <style:style style:name="T1" style:family="text">
      <style:text-properties officeooo:rsid="000e91b3"/>
    </style:style>
    <style:style style:name="T2" style:family="text">
      <style:text-properties officeooo:rsid="000feabd"/>
    </style:style>
    <style:style style:name="T3" style:family="text">
      <style:text-properties officeooo:rsid="0010326f"/>
    </style:style>
    <style:style style:name="T4" style:family="text">
      <style:text-properties officeooo:rsid="0011d662"/>
    </style:style>
    <style:style style:name="T5" style:family="text">
      <style:text-properties officeooo:rsid="0013205c"/>
    </style:style>
    <style:style style:name="T6" style:family="text">
      <style:text-properties officeooo:rsid="00145154"/>
    </style:style>
    <style:style style:name="T7" style:family="text">
      <style:text-properties officeooo:rsid="0014ba7a"/>
    </style:style>
    <style:style style:name="T8" style:family="text">
      <style:text-properties officeooo:rsid="0015127d"/>
    </style:style>
    <style:style style:name="T9" style:family="text">
      <style:text-properties officeooo:rsid="00161bea"/>
    </style:style>
    <style:style style:name="T10" style:family="text">
      <style:text-properties officeooo:rsid="00189684"/>
    </style:style>
    <style:style style:name="T11" style:family="text">
      <style:text-properties officeooo:rsid="001945f0"/>
    </style:style>
    <style:style style:name="T12" style:family="text">
      <style:text-properties officeooo:rsid="001b1e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ISES</text:p>
      <text:p text:style-name="Standard">1) Which members does the compound राजपुत्राः consist of? Translate it as though it were a) a</text:p>
      <text:p text:style-name="Standard">tatpuruṣa, b) a dvandva, c) a bahuvrīhi.</text:p>
      <text:p text:style-name="Standard"/>
      <text:p text:style-name="P1">राज<text:span text:style-name="T1">न्-</text:span>पुत्राः</text:p>
      <text:p text:style-name="P2">a) tatpuruṣa – царские сыновья</text:p>
      <text:p text:style-name="P2">b) dvanda – царь и сыновья</text:p>
      <text:p text:style-name="P2">c) <text:s/>bahuvrīhi – тот, у кого сыновья <text:span text:style-name="T2">являются </text:span>цар<text:span text:style-name="T2">ями</text:span></text:p>
      <text:p text:style-name="Standard"/>
      <text:p text:style-name="Standard">2) What types do the following compounds belong to? Use both Indian and Western ­terminology</text:p>
      <text:p text:style-name="Standard">in this exercise.</text:p>
      <text:p text:style-name="Standard"/>
      <text:p text:style-name="P3">a) sunrise - <text:s/><text:span text:style-name="T1">tatpuruṣa, dependent determinative</text:span></text:p>
      <text:p text:style-name="P3">b) wallpaper - <text:span text:style-name="T1">tatpuruṣa, dependent determinative</text:span></text:p>
      <text:p text:style-name="Standard">c) blueberry - karmadhāraya or descriptive determinative</text:p>
      <text:p text:style-name="P3">d) six-month subscription - karmadhāraya or descriptive determinativ</text:p>
      <text:p text:style-name="Standard">e) whiteboard - karmadhāraya or descriptive determinative</text:p>
      <text:p text:style-name="P3">f) dimwit - <text:span text:style-name="T3">b</text:span>ahuvrīhi, <text:span text:style-name="T3">or possessive determinative</text:span></text:p>
      <text:p text:style-name="Standard">g) greenhouse- karmadhāraya or descriptive determinative</text:p>
      <text:p text:style-name="P3">h) crystal-clear - karmadhāraya or descriptive determinative</text:p>
      <text:p text:style-name="P3">i) pocket calculator <text:s/>- <text:s/><text:span text:style-name="T1">tatpuruṣa, dependent determinative</text:span></text:p>
      <text:p text:style-name="P3">j) half-truth - karmadhāraya or descriptive determinativ</text:p>
      <text:p text:style-name="Standard">k) redhead - karmadhāraya or descriptive determinative</text:p>
      <text:p text:style-name="Standard">l) low-life - karmadhāraya or descriptive determinative</text:p>
      <text:p text:style-name="Standard">m) bullfrog - karmadhāraya or descriptive determinative</text:p>
      <text:p text:style-name="P3">n) Bosnia-Herzegovina - <text:span text:style-name="T3">d</text:span>vandvas, or coordinative compounds</text:p>
      <text:p text:style-name="P3">o) half-time - karmadhāraya or descriptive determinativ</text:p>
      <text:p text:style-name="P3">p) handbag - <text:s/><text:span text:style-name="T1">tatpuruṣa, dependent determinative</text:span></text:p>
      <text:p text:style-name="Standard">q) blueblood - karmadhāraya or descriptive determinative</text:p>
      <text:p text:style-name="P3">r) fireproof <text:s/>– <text:span text:style-name="T3">b</text:span>ahuvrīhi, <text:span text:style-name="T3">or possessive determinative</text:span></text:p>
      <text:p text:style-name="P3">s) camera phone - <text:span text:style-name="T1">tatpuruṣa, dependent determinative</text:span> </text:p>
      <text:p text:style-name="P3">t) cornfield - <text:span text:style-name="T1">tatpuruṣa, dependent determinative</text:span></text:p>
      <text:p text:style-name="P3">u) skyscraper - <text:span text:style-name="T1">tatpuruṣa, dependent determinative</text:span></text:p>
      <text:p text:style-name="P3">v) guidebook - <text:span text:style-name="T1">tatpuruṣa, dependent determinative</text:span></text:p>
      <text:p text:style-name="P3">w) lacklustre – <text:span text:style-name="T3">b</text:span>ahuvrīhi, <text:span text:style-name="T3">or possessive determinative</text:span></text:p>
      <text:p text:style-name="Standard">y) raspberry-banana smoothie - <text:span text:style-name="T3">d</text:span>vandvas, or coordinative compounds</text:p>
      <text:p text:style-name="Standard"/>
      <text:p text:style-name="Standard">3) What types do the following compounds belong to? Translate.</text:p>
      <text:p text:style-name="Standard">Note: Taken out of their context, several of these can be interpreted as more than one type of</text:p>
      <text:p text:style-name="Standard">compound.</text:p>
      <text:p text:style-name="Standard"/>
      <text:p text:style-name="P5">१) <text:bookmark-start text:name="__DdeLink__8009_218499239"/>लोक<text:bookmark-end text:name="__DdeLink__8009_218499239"/>पालाः → <text:s/>लोक<text:bookmark-start text:name="__DdeLink__8016_218499239"/>-पालाः<text:bookmark-end text:name="__DdeLink__8016_218499239"/> <text:s text:c="2"/>→ <text:s/><text:span text:style-name="T4">1) </text:span><text:span text:style-name="T1">tatpuruṣa – </text:span><text:span text:style-name="T4">защитники мира 2) dvanda – мир и защитники</text:span></text:p>
      <text:p text:style-name="P4">२) सुखद<text:span text:style-name="T4">ु:</text:span>खयोः → सुख-द<text:span text:style-name="T4">ु:</text:span>खयोः → <text:span text:style-name="T4">dvanda (Gen/Loc, du, m/f) у счастья и несчастья, в счастьи несчастьи</text:span></text:p>
      <text:p text:style-name="P4">३) गतमतिः → <text:s/><text:bookmark-start text:name="__DdeLink__8023_218499239"/>गत<text:bookmark-end text:name="__DdeLink__8023_218499239"/>-मतिः <text:s/>→ <text:span text:style-name="T1">tatpuruṣa, </text:span><text:span text:style-name="T4">ушедшие мысли</text:span></text:p>
      <text:p text:style-name="P4">४) कृताञ्जलिः → कृत<text:span text:style-name="T4">+अ</text:span>ञ्जलिः → <text:s/><text:span text:style-name="T4">1) </text:span><text:span text:style-name="T3">b</text:span>ahuvrīhi – <text:span text:style-name="T4">тот, кто сложил ладони 2) </text:span><text:span text:style-name="T1">tatpuruṣa – </text:span><text:span text:style-name="T4">совершённые сложенные ладони</text:span></text:p>
      <text:p text:style-name="P5">५) पुत्रस्नेह<text:span text:style-name="T4">े</text:span>न → पुत्र-स्नेह<text:span text:style-name="T4">े</text:span>न → <text:span text:style-name="T4">(Instr, sg, m) <text:s/>1) </text:span><text:span text:style-name="T1">tatpuruṣa – </text:span><text:span text:style-name="T4">сыновьей любовью 2) тем, которого любит сын</text:span></text:p>
      <text:p text:style-name="P4">६) क्रोध<text:bookmark-start text:name="__DdeLink__8037_218499239"/>भया<text:bookmark-end text:name="__DdeLink__8037_218499239"/>त् → क्रोध-भयात् → <text:span text:style-name="T4">(Abl, sg, n) → <text:s/></text:span><text:span text:style-name="T1">tatpuruṣa – </text:span><text:span text:style-name="T4">от страха гнева</text:span></text:p>
      <text:p text:style-name="P4">७) क्रोधभये → क्रोध-भये → <text:span text:style-name="T4">(Loc, sg, n) → </text:span><text:span text:style-name="T1">tatpuruṣa – </text:span><text:span text:style-name="T4">в страхе от гнева</text:span></text:p>
      <text:p text:style-name="P4"><text:soft-page-break/>८) नरनार्यौ → नर-<text:bookmark-start text:name="__DdeLink__8043_218499239"/>ना<text:bookmark-end text:name="__DdeLink__8043_218499239"/>र्यौ → <text:span text:style-name="T5">(Nom/Acc/Voc, du) – dvanda – мужчина и женщина, </text:span><text:span text:style-name="T6">мужчину и женщину</text:span></text:p>
      <text:p text:style-name="Standard"/>
      <text:p text:style-name="Standard">4) Remove the consonant and visarga sandhi in the following sentences. Translate into English.</text:p>
      <text:p text:style-name="Standard">Note: The absence of applied vowel sandhi has been indicated with a dot ·</text:p>
      <text:p text:style-name="Standard"/>
      <text:p text:style-name="P6">१) युद्धार्थाः क्षत्रिया रणमगच्छन् ।</text:p>
      <text:p text:style-name="P6"><text:bookmark-start text:name="__DdeLink__8051_218499239"/>युद्ध<text:bookmark-end text:name="__DdeLink__8051_218499239"/>-<text:span text:style-name="T7">अ</text:span>र्थाः क्षत्रिया<text:span text:style-name="T7">ः</text:span> <text:bookmark-start text:name="__DdeLink__8053_218499239"/>रण<text:bookmark-end text:name="__DdeLink__8053_218499239"/>म<text:span text:style-name="T7">्</text:span> <text:span text:style-name="T7">अ</text:span>गच्छन् । <text:span text:style-name="T7">Воиственно настроенные(</text:span><text:span text:style-name="T3">b</text:span><text:span text:style-name="T7">ahuvrīhi) <text:s/>кшатрии в бой пошли.</text:span></text:p>
      <text:p text:style-name="Standard">२) व्याघ्रा अश्वाच्छीघ्रतरा अश्वमहरन् । (Note: The sandhi in this sentence is tricky.)</text:p>
      <text:p text:style-name="P6">व्याघ्रा<text:span text:style-name="T7">ः</text:span> अश्वा<text:span text:style-name="T7">त्</text:span> <text:span text:style-name="T7">शी</text:span><text:bookmark-start text:name="__DdeLink__8059_218499239"/>घ्रत<text:bookmark-end text:name="__DdeLink__8059_218499239"/>रा<text:span text:style-name="T7">ः</text:span> अश्वम<text:span text:style-name="T7">्</text:span> <text:span text:style-name="T7">अ</text:span>हरन् । <text:span text:style-name="T7">Тигры лошади быстрее, лошадь схватили.</text:span></text:p>
      <text:p text:style-name="Standard">३)क्षत्रियबलभयात्कु मारो ऽपाद्रवत् ।</text:p>
      <text:p text:style-name="P7">क्षत्रिय-बल-भया<text:span text:style-name="T8">त्</text:span> <text:span text:style-name="T8">कु</text:span>मार<text:span text:style-name="T8">ः</text:span> <text:span text:style-name="T8">अ</text:span>पाद्रवत् । <text:span text:style-name="T8">Силы воина опасающийся, юноша убежал.</text:span></text:p>
      <text:p text:style-name="Standard">४) अभयाः क्षत्रिया निधनं गच्छन्ति · इति दासी · अवदत् ।</text:p>
      <text:p text:style-name="P7">अभयाः क्षत्रिया<text:span text:style-name="T8">ः</text:span> निधन<text:span text:style-name="T8">म्</text:span> गच्छन्ति इति दासी अवदत् । <text:span text:style-name="T8">Бестрашные воины на смерть идут – так рабыня сказала.</text:span></text:p>
      <text:p text:style-name="Standard">५) सूर्यचन्द्रौ <text:bookmark-start text:name="__DdeLink__8073_218499239"/>कृत्स्नं<text:bookmark-end text:name="__DdeLink__8073_218499239"/> लोकं पश्यतः । </text:p>
      <text:p text:style-name="P7">सूर्य-चन्द्रौ कृत्स्न<text:span text:style-name="T8">म्</text:span> लोक<text:span text:style-name="T8">म्</text:span> पश्यतः । <text:span text:style-name="T8">Солнце и луна весь мир (оба) видят.</text:span></text:p>
      <text:p text:style-name="Standard">६) भीमकेशः सि<text:span text:style-name="T8">ंहो</text:span> बालौ · अपाद्रावयत् ।</text:p>
      <text:p text:style-name="P7"><text:bookmark-start text:name="__DdeLink__8078_218499239"/>भीम<text:bookmark-end text:name="__DdeLink__8078_218499239"/>-<text:bookmark-start text:name="__DdeLink__8076_218499239"/>केशः<text:bookmark-end text:name="__DdeLink__8076_218499239"/> सि<text:span text:style-name="T8">ंहः</text:span> <text:bookmark-start text:name="__DdeLink__8081_218499239"/>बालौ<text:bookmark-end text:name="__DdeLink__8081_218499239"/> अपाद्रावयत् । <text:span text:style-name="T8">лев со страшной гривой двух детей убежать заставил.</text:span></text:p>
      <text:p text:style-name="Standard">७) जना हतपुत्रं शूरं सं शुच्य मृतान्पुत्रान्पुरमभरन् ।</text:p>
      <text:p text:style-name="P7">जना<text:span text:style-name="T8">ः</text:span> हतपुत्र<text:span text:style-name="T8">म्</text:span> शूर<text:span text:style-name="T8">म्</text:span> <text:bookmark-start text:name="__DdeLink__8085_218499239"/>स<text:span text:style-name="T8">म्</text:span><text:bookmark-end text:name="__DdeLink__8085_218499239"/> शुच्य मृता<text:span text:style-name="T8">न्</text:span> <text:span text:style-name="T8">पु</text:span>त्रा<text:span text:style-name="T8">न्</text:span> <text:span text:style-name="T8">पु</text:span>रम<text:span text:style-name="T8">्</text:span> <text:span text:style-name="T8">अ</text:span><text:bookmark-start text:name="__DdeLink__8088_218499239"/>भर<text:bookmark-end text:name="__DdeLink__8088_218499239"/>न् । <text:span text:style-name="T8">Люди с героем, у которого сыновей убили, <text:s/>скорбя, мертвых сыновей в город отвезли.</text:span></text:p>
      <text:p text:style-name="Standard">८) बलार्थो बालो वृक्षान्रोहितुं नदीक्षेत्राणि तर्तुमिष्ट्वा · अपाद्रवत् ।</text:p>
      <text:p text:style-name="P8">बलार्थ<text:span text:style-name="T9">ः</text:span> बाल<text:span text:style-name="T9">ः</text:span> वृक्षा<text:span text:style-name="T9">न् </text:span><text:bookmark-start text:name="__DdeLink__8101_218499239"/><text:span text:style-name="T9">अरो</text:span>हि<text:bookmark-end text:name="__DdeLink__8101_218499239"/>तु<text:span text:style-name="T9">म् </text:span>नदी-क्षेत्राणि त<text:bookmark-start text:name="__DdeLink__8091_218499239"/>र्<text:span text:style-name="T9">तुम्</text:span> <text:bookmark-end text:name="__DdeLink__8091_218499239"/><text:span text:style-name="T9">इ</text:span>ष्ट्वा अपाद्रवत् । <text:span text:style-name="T9">Ради силы мальчик, желая на деревья залазить, реки и поля пересекать, убежал.</text:span></text:p>
      <text:p text:style-name="Standard">९) अतिगुणा कन्या वरं देवेभ्य आ<text:bookmark-start text:name="__DdeLink__8110_218499239"/>हर<text:bookmark-end text:name="__DdeLink__8110_218499239"/>त् ।</text:p>
      <text:p text:style-name="P8"><text:bookmark-start text:name="__DdeLink__8106_218499239"/>अति<text:bookmark-end text:name="__DdeLink__8106_218499239"/>गुणा कन्या <text:bookmark-start text:name="__DdeLink__8108_218499239"/>वर<text:bookmark-end text:name="__DdeLink__8108_218499239"/><text:span text:style-name="T9">म्</text:span> देवेभ्य<text:span text:style-name="T9">ः</text:span> आहरत् । <text:span text:style-name="T9">Крайне добродетельная девушка благо от богов получила.</text:span></text:p>
      <text:p text:style-name="Standard">१०) कुमारो ऽतिरूपां कन्यां दृष्ट्वा अचिन्तयत्सा (‘this’, Nom Sg Fem) कन्या प्रभामुखा सूर्य इव · इति ।</text:p>
      <text:p text:style-name="P8"><text:s/>कुमार<text:span text:style-name="T9">ः</text:span> <text:span text:style-name="T9">अ</text:span>ति<text:bookmark-start text:name="__DdeLink__8114_218499239"/>रूपा<text:bookmark-end text:name="__DdeLink__8114_218499239"/><text:span text:style-name="T9">म्</text:span> कन्या<text:span text:style-name="T9">म्</text:span> दृष्ट्वा अचिन्त<text:bookmark-start text:name="__DdeLink__8116_218499239"/>य<text:span text:style-name="T9">त्</text:span> <text:bookmark-start text:name="__DdeLink__8118_218499239"/><text:bookmark-end text:name="__DdeLink__8116_218499239"/><text:bookmark-end text:name="__DdeLink__8118_218499239"/><text:span text:style-name="T9">सा </text:span>कन्या प्रभा-मुखा सूर्य <text:bookmark-start text:name="__DdeLink__8122_218499239"/>इव<text:bookmark-end text:name="__DdeLink__8122_218499239"/> इति ।</text:p>
      <text:p text:style-name="P9">Юноша очень красивую девушку увидев, подумал так – эта девушка сияющеликому солнцу подобна.</text:p>
      <text:p text:style-name="P9"/>
      <text:p text:style-name="Standard">READINGS</text:p>
      <text:p text:style-name="Standard"/>
      <text:p text:style-name="Standard">The Character of Good People</text:p>
      <text:p text:style-name="Standard"/>
      <text:p text:style-name="Standard">आजीवितान्ताः प्रणयाः कोपा<text:span text:style-name="T10">ः च</text:span> क्षण<text:bookmark-start text:name="__DdeLink__8130_218499239"/>भङ्गु<text:bookmark-end text:name="__DdeLink__8130_218499239"/>राः ।</text:p>
      <text:p text:style-name="P11">परित्यागा<text:span text:style-name="T10">ः </text:span><text:bookmark-start text:name="__DdeLink__8132_218499239"/><text:bookmark-end text:name="__DdeLink__8132_218499239"/><text:span text:style-name="T10">च निःसङ्गाः </text:span>न भवन्ति महात्मनाम् ॥</text:p>
      <text:p text:style-name="P11"/>
      <text:p text:style-name="P13">В течение жизни любовь и гневь разве не мимолётны?</text:p>
      <text:p text:style-name="P12">А жертвы и отречения не есть(свойство) великих душ?</text:p>
      <text:p text:style-name="P11"/>
      <text:p text:style-name="Standard">The Fate of Two Heroes</text:p>
      <text:p text:style-name="Standard"/>
      <text:p text:style-name="P10">तौ शरै<text:span text:style-name="T10">ः</text:span><text:bookmark-start text:name="__DdeLink__8149_218499239"/> <text:span text:style-name="T10">अ</text:span>चि<text:bookmark-end text:name="__DdeLink__8149_218499239"/>तौ वीरौ भ्रातरौ रामलक्ष्मणौ ।</text:p>
      <text:p text:style-name="Standard">पेततु<text:span text:style-name="T10">ः</text:span> <text:span text:style-name="T10">ग</text:span>गना<text:span text:style-name="T10">त</text:span> <text:span text:style-name="T10">भू</text:span>मि<text:span text:style-name="T10">म्</text:span> सूर्या-चन्द्रमसौ · इव ॥</text:p>
      <text:p text:style-name="Standard"/>
      <text:p text:style-name="P12">Те два стрелами покрытые героя-брата Рама и Лакшмана</text:p>
      <text:p text:style-name="P12"><text:soft-page-break/>Пали с нема на землю, солнцу и луне подобно.</text:p>
      <text:p text:style-name="Standard"/>
      <text:p text:style-name="Standard">Arjuna Sees Kṛṣṇa in His Divine Form</text:p>
      <text:p text:style-name="Standard"/>
      <text:p text:style-name="Standard"><text:bookmark-start text:name="__DdeLink__8155_218499239"/>अन्<text:bookmark-end text:name="__DdeLink__8155_218499239"/>-एक-बाहु-उदर-वक्त्र-नेत्र<text:span text:style-name="T11">म्</text:span> पश्यामि त्वां सर्वत<text:span text:style-name="T11">ः</text:span> <text:span text:style-name="T11">अ</text:span>नन्त-रूपम् ।</text:p>
      <text:p text:style-name="P14">न अन्त<text:span text:style-name="T12">म्</text:span> न मध्य<text:span text:style-name="T12">म्</text:span> न <text:span text:style-name="T12">पुनः</text:span> <text:bookmark-start text:name="__DdeLink__8160_218499239"/><text:span text:style-name="T12">त</text:span>व<text:bookmark-end text:name="__DdeLink__8160_218499239"/> आदि<text:span text:style-name="T12">म्</text:span> पश्यामि विश्व-ईश्वर विश्व-रूप ॥</text:p>
      <text:p text:style-name="P15">Со множеством рук, животов, ртов и глаз я вижу Твою повсюду бесконечную форму</text:p>
      <text:p text:style-name="P15">Ни конца ни середины ни опять Твое начало не вижу, О Владыка всего, о форма вселенной</text:p>
      <text:p text:style-name="Standard"/>
      <text:p text:style-name="Standard">The Friendship of Bad People, the Friendship of Good People</text:p>
      <text:p text:style-name="Standard"/>
      <text:p text:style-name="Standard">खलसख्यं प्राङ्मधुरं वयो ऽन्तराले निदाघदिनमन्ते ।</text:p>
      <text:p text:style-name="Standard">एका · आदिमध्यपरिणतिरमणीया साधुजनमैत्री ॥</text:p>
      <text:p text:style-name="Standard"/>
      <text:p text:style-name="Standard"/>
      <text:p text:style-name="Standard">A Female Rākṣasa Watches Rāma</text:p>
      <text:p text:style-name="Standard"/>
      <text:p text:style-name="Standard">(अपश्यद्रामम्)</text:p>
      <text:p text:style-name="Standard">सिहं ोरस्कं महाबाहुं पद्मपत्त्रनिभेक्षणम् ।</text:p>
      <text:p text:style-name="Standard">सुकुमारं महासत्त्वं पार्थिवव्यञ्जनान्वितम् 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1:05:20.600440654</meta:creation-date>
    <dc:date>2025-03-15T14:22:44.858187779</dc:date>
    <meta:editing-duration>PT3H17M17S</meta:editing-duration>
    <meta:editing-cycles>14</meta:editing-cycles>
    <meta:generator>LibreOffice/7.4.7.2$Linux_X86_64 LibreOffice_project/40$Build-2</meta:generator>
    <meta:document-statistic meta:table-count="0" meta:image-count="0" meta:object-count="0" meta:page-count="3" meta:paragraph-count="90" meta:word-count="794" meta:character-count="4645" meta:non-whitespace-character-count="3906"/>
  </office:meta>
</office:document-meta>
</file>